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1pt" fo:font-weight="bold" style:font-size-asian="11pt" style:font-weight-asian="bold" style:font-size-complex="11pt"/>
    </style:style>
    <style:style style:name="P6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language="zxx" fo:country="none" style:font-size-asian="11pt" style:language-asian="zxx" style:country-asian="none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800080" style:font-name="Arial" fo:font-size="11pt" fo:language="zxx" fo:country="none" style:font-size-asian="11pt" style:language-asian="zxx" style:country-asian="none" style:font-size-complex="11pt"/>
    </style:style>
    <style:style style:name="P10" style:family="paragraph" style:parent-style-name="Heading_20_1">
      <style:paragraph-properties fo:margin-left="5.502cm" fo:margin-right="4.997cm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Arial" fo:font-size="11pt" style:text-underline-style="none" style:font-size-asian="11pt" style:font-size-complex="11pt"/>
    </style:style>
    <style:style style:name="P11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7pt" fo:font-weight="bold" style:font-size-asian="7pt" style:font-weight-asian="bold" style:font-weight-complex="bold"/>
    </style:style>
    <style:style style:name="T2" style:family="text">
      <style:text-properties fo:font-size="7pt" style:font-size-asian="7pt"/>
    </style:style>
    <style:style style:name="T3" style:family="text">
      <style:text-properties fo:color="#cc9900" style:font-name="Tahoma" fo:font-size="9pt" style:font-size-asian="9pt" style:font-name-complex="Tahoma" style:font-size-complex="9pt"/>
    </style:style>
    <style:style style:name="T4" style:family="text">
      <style:text-properties fo:color="#cc9900" style:font-name="Tahoma" fo:font-size="9pt" style:text-underline-style="solid" style:text-underline-width="auto" style:text-underline-color="font-color" fo:font-weight="bold" style:font-size-asian="9pt" style:font-weight-asian="bold" style:font-name-complex="Tahoma" style:font-size-complex="9pt"/>
    </style:style>
    <style:style style:name="T5" style:family="text">
      <style:text-properties fo:color="#cc9900" style:font-name="Tahoma" fo:font-size="9pt" fo:font-weight="bold" style:font-size-asian="9pt" style:font-weight-asian="bold" style:font-name-complex="Tahoma" style:font-size-complex="9pt"/>
    </style:style>
    <style:style style:name="T6" style:family="text">
      <style:text-properties fo:color="#cc9900" style:text-position="super 58%" style:font-name="Tahoma" fo:font-size="9pt" style:font-size-asian="9pt" style:font-name-complex="Tahoma" style:font-size-complex="9pt"/>
    </style:style>
    <style:style style:name="T7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8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9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0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11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12" style:family="text">
      <style:text-properties fo:color="#000000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name-asian="Courier New1" style:font-weight-asian="bold" style:font-name-complex="Courier New1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 style:shadow="#000000 0.212cm 0.212cm">
        <style:background-image/>
      </style:graphic-properties>
    </style:style>
    <style:style style:name="gr1" style:family="graphic">
      <style:graphic-properties draw:stroke="solid" svg:stroke-width="0.026cm" svg:stroke-color="#ff9900" draw:marker-end="msArrowStealthEnd_20_6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3">%#include </text:span><text:span text:style-name="T15">enTetesDecisionRFM</text:span><text:span text:style-name="T13">#%</text:span></text:p>
      <text:p text:style-name="P1"/>
      <text:h text:style-name="P10" text:outline-level="1">%=DECISION_REFUS_ETRANGER=%</text:h>
      <text:p text:style-name="P7"/>
      <text:p text:style-name="P7"/>
      <text:p text:style-name="P5">%=OBJET=%</text:p>
      <text:p text:style-name="P7"/>
      <text:p text:style-name="P7"/>
      <text:p text:style-name="P7">%=TITRE=%</text:p>
      <text:p text:style-name="P9"><draw:frame draw:style-name="fr1" draw:name="Frame1" text:anchor-type="char" svg:x="-2.736cm" svg:y="0.076cm" svg:width="2.565cm" svg:height="1.612cm" draw:z-index="0"><draw:text-box><text:p text:style-name="Standard"><text:span text:style-name="T3">= date envoi lettres n</text:span><text:span text:style-name="T6">os</text:span><text:span text:style-name="T3"> 1.3 et 1.11</text:span></text:p></draw:text-box></draw:frame></text:p>
      <text:p text:style-name="P7">%=DATE_DEMANDE=%</text:p>
      <text:p text:style-name="P8"><draw:line text:anchor-type="char" draw:z-index="1" draw:style-name="gr1" draw:text-style-name="P12" svg:x1="-2.406cm" svg:y1="0.215cm" svg:x2="-0.183cm" svg:y2="1.168cm"><text:p/></draw:line></text:p>
      <text:p text:style-name="P2">%=URGENCE=%</text:p>
      <text:p text:style-name="P2"/>
      <text:p text:style-name="P3">%=DEVIS=%</text:p>
      <text:p text:style-name="P3"/>
      <text:p text:style-name="P3">%=HONORAIRES=%</text:p>
      <text:p text:style-name="P3"/>
      <text:p text:style-name="P3">%=SALUTATIONS=%<draw:frame draw:style-name="fr2" draw:name="Frame2" text:anchor-type="char" svg:x="11.234cm" svg:y="1.896cm" svg:width="3.2cm" svg:height="1.93cm" draw:z-index="2"><draw:text-box><text:p text:style-name="Standard"><text:span text:style-name="T3">Ce rappel doit être généré </text:span><text:span text:style-name="T4">2 mois</text:span><text:span text:style-name="T5"> </text:span><text:span text:style-name="T3">après l'envoi de la lettre n° 1.11</text:span></text:p></draw:text-box></draw:frame></text:p>
      <text:p text:style-name="P3"/>
      <text:p text:style-name="P3"/>
      <text:p text:style-name="P11"><text:tab/><text:span text:style-name="T11">%#</text:span><text:span text:style-name="T12">include <text:s/>signatureRFM</text:span><text:span text:style-name="T11">#%</text:span></text:p>
      <text:p text:style-name="P1"/>
      <text:p text:style-name="P7"/>
      <text:p text:style-name="P4"><text:span text:style-name="T14">%=OPPOSITION=%</text:span>%=DETAIL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StealthEnd_20_6" draw:display-name="msArrowStealthEnd 6" svg:viewBox="0 0 210 350" svg:d="m105 0 105 350-105-140-105 14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09-04-27T13:03:00</meta:creation-date>
    <dc:date>2014-06-30T10:31:44.33</dc:date>
    <meta:print-date>2009-04-27T13:02:00</meta:print-date>
    <meta:editing-cycles>10</meta:editing-cycles>
    <meta:editing-duration>PT42M18S</meta:editing-duration>
    <meta:document-statistic meta:table-count="0" meta:image-count="0" meta:object-count="0" meta:page-count="1" meta:paragraph-count="13" meta:word-count="35" meta:character-count="295"/>
    <meta:user-defined meta:name="Info 1"/>
    <meta:user-defined meta:name="Info 2"/>
    <meta:user-defined meta:name="Info 3"/>
    <meta:user-defined meta:name="Info 4"/>
    <meta:user-defined meta:name="_AdHocReviewCycleID" meta:value-type="string">2046757892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